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122.09pt"/>
    </style:style>
    <style:style style:name="co10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9"/>
        <table:table-column table:style-name="co10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N(reslice)(torque) 3 perimeters no fan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1:41:11.248356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9-01T11:42:34.821454436</dc:date>
    <meta:editing-duration>PT12H28M6S</meta:editing-duration>
    <meta:editing-cycles>78</meta:editing-cycles>
    <meta:generator>LibreOffice/5.0.4.2$Linux_X86_64 LibreOffice_project/2b9802c1994aa0b7dc6079e128979269cf95bc78</meta:generator>
    <meta:document-statistic meta:table-count="2" meta:cell-count="264" meta:object-count="0"/>
  </office:meta>
</office:document-meta>
</file>